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style:text-properties fo:color="#ffffff" loext:opacity="100%" style:font-name="Verdana" fo:font-size="16pt" officeooo:rsid="002c139d" officeooo:paragraph-rsid="002c139d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cd8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though I would describe myself as a street photographer I am also interested in other genres. At school I studied Art and Design. My <text:span text:style-name="T2">Art</text:span> teacher had a saying “simplicity is the key note to good design.” I have tried to follow that doctrine in everything I do. When I apply that concept of simplicity to photography, it could be interpreted as minimalism.</text:p>
      <text:p text:style-name="P1"/>
      <text:p text:style-name="P1">My <text:span text:style-name="T1">Vistas</text:span> project combines minimalism with architectural and natural landscap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3:36:42.622469425</meta:creation-date>
    <meta:print-date>2024-12-01T16:56:01.358155179</meta:print-date>
    <meta:printed-by>PDF files</meta:printed-by>
    <dc:date>2024-12-16T14:59:12.138840084</dc:date>
    <meta:editing-duration>PT44M36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73" meta:character-count="436" meta:non-whitespace-character-count="365"/>
  </office:meta>
</office:document-meta>
</file>